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xbox book" svg:font-family="'xbox book'"/>
    <style:font-face style:name="XBox Book" svg:font-family="'XBox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XBox Book" fo:font-size="30pt" fo:font-style="italic" style:font-size-asian="30pt" style:font-style-asian="italic" style:font-size-complex="30pt" style:font-style-complex="italic"/>
    </style:style>
    <style:style style:name="P2" style:family="paragraph" style:parent-style-name="Standard">
      <style:paragraph-properties fo:text-align="end" style:justify-single-word="false"/>
      <style:text-properties style:font-name="XBox Book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XBox Book" fo:font-size="22pt" fo:font-style="normal" style:font-size-asian="19.25pt" style:font-style-asian="normal" style:font-size-complex="2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XBox Book" fo:font-size="22pt" fo:font-style="italic" style:font-size-asian="19.25pt" style:font-style-asian="italic" style:font-size-complex="22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XBox Book" fo:font-size="22pt" fo:font-style="italic" style:font-size-asian="19.25pt" style:font-style-asian="italic" style:font-size-complex="2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XBox Book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XBox Book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tithmetic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5">Table of Contents</text:p>
      <text:p text:style-name="P4"/>
      <text:p text:style-name="P6">Library Classes</text:p>
      <text:p text:style-name="P7">Vector2</text:p>
      <text:p text:style-name="P7">Vector3</text:p>
      <text:p text:style-name="P7">Vector4</text:p>
      <text:p text:style-name="P7">Matrix3x3</text:p>
      <text:p text:style-name="P7">Matrix4x4</text:p>
      <text:p text:style-name="P7">Quaternion</text:p>
      <text:p text:style-name="P7">Ray</text:p>
      <text:p text:style-name="P7">AABB</text:p>
      <text:p text:style-name="P7">O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xbox book" svg:font-family="'xbox book'"/>
    <style:font-face style:name="XBox Book" svg:font-family="'XBox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2T00:33:49</meta:creation-date>
    <dc:date>2011-09-02T01:04:37</dc:date>
    <meta:editing-duration>PT30M46S</meta:editing-duration>
    <meta:editing-cycles>4</meta:editing-cycles>
    <meta:generator>LibreOffice/3.3$Unix LibreOffice_project/330m19$Build-8</meta:generator>
    <meta:document-statistic meta:table-count="0" meta:image-count="0" meta:object-count="0" meta:page-count="3" meta:paragraph-count="13" meta:word-count="16" meta:character-count="104"/>
  </office:meta>
</office:document-meta>
</file>